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
      <text:p text:style-name="P2">„So, Thomal, ich werde dir nun zeigen, wie das Spiel funktioniert. Siehst du die zwei Löcher im <text:soft-page-break/>Boden und an der Decke? Von dort werden nun langsam Bälle herausfliegen. Wenn er von oben kommt, kannst du den Ball direkt fangen oder aufspringen lassen. Hast du den Ball, leuchtet jeweils 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text:soft-page-break/>geschlagen hast.“ Wieder drückt sie auf eine Taste. Es erscheint eine eins. </text:p>
      <text:p text:style-name="P2"/>
      <text:p text:style-name="P2">„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text:soft-page-break/></text:p>
      <text:p text:style-name="P2">„Warum dass denn?“, fragt Matuschek.</text:p>
      <text:p text:style-name="P2"/>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Eigentlich hätte ich Lust, in den Wald zu gehen. Die Händehütte oder sowas, hab auch noch etwas Zeit, aber du musst ja gleich mal duschen gehen.“</text:p>
      <text:p text:style-name="P2"/>
      <text:p text:style-name="P2"><text:soft-page-break/>Die beiden laufen wieder an den Kunsträumen vorbei und gehen auf die Terrasse mit den Totemköpfen. </text:p>
      <text:p text:style-name="P2"/>
      <text:p text:style-name="P2">„Muss von dir wieder schnorren“, sagt Thomal. </text:p>
      <text:p text:style-name="P2"/>
      <text:p text:style-name="P2">„Bene“, antwortet Matuschek. „Irgendwann bist auch mal du drann. Wie hast eigentlich letzte Nacht gepoft? Warst ganz schön mitgenommen, nach der Sitzung gestern.“</text:p>
      <text:p text:style-name="P2"/>
      <text:p text:style-name="P2">„Ja, das war ich. Aber ich habe eigentlich gut geschlafen. Heute morgen war ich erholt.“</text:p>
      <text:p text:style-name="P2"/>
      <text:p text:style-name="P2">„Na Gott sei Dank. Dachte schon Frieder und ich hätten dir zu viel zugemutet.“</text:p>
      <text:p text:style-name="P2"/>
      <text:p text:style-name="P2">Dann schweigen beide einen Moment lang.</text:p>
      <text:p text:style-name="P2"/>
      <text:p text:style-name="P2">„Du, Matuschek! Was ist das eigentlich für ein Laden hier? Was machst du denn den ganzen Tag lang so.“</text:p>
      <text:p text:style-name="P2"/>
      <text:p text:style-name="P2">„Viel verraten kann ich dir nicht. Das soll man nicht und ich halte mich dran. Und ja, es ist merkwürdig hier. Merkwürdig und auch sehr erfüllend. Komisch, dass ich so etwas sage. Aber ist toll, wenn ein Neuer da ist, dem man sowas erzählen kann.“ Er wirkt nachdenklich. </text:p>
      <text:p text:style-name="P2"/>
      <text:p text:style-name="P2">„Und was hast du heute so gemacht? Warst du auch mit deinem Therapeuten zusammen?“</text:p>
      <text:p text:style-name="P2"/>
      <text:p text:style-name="P2">„Natürlich“, sagt Matuschek. „Wir haben auch unser Programm, weißt du! Aber nachmittags habe ich gerade viel Zeit, zu zeichnen und zu malen.“</text:p>
      <text:p text:style-name="P2"/>
      <text:p text:style-name="P2">„Ist doch alles komisch. Wenn hier jeder einen Therapeuten hat. Das zahlt doch keine Krankenkasse, oder?“</text:p>
      <text:p text:style-name="P2"/>
      <text:p text:style-name="P2">„Bestimmt nicht.“ antwortet Matuschek. „Aber ich musste bisher noch keinen Pfennig auf den Tisch latzen.“</text:p>
      <text:p text:style-name="P2"/>
      <text:p text:style-name="P2">„Hmm ja. Hast du eigentlich auch schon so Meditationsübungen gemacht?“</text:p>
      <text:p text:style-name="P2"/>
      <text:p text:style-name="P2">„Klar, Mann. Muss hier jeder. Ist am Anfang übel, was?“</text:p>
      <text:p text:style-name="P2"/>
      <text:p text:style-name="P2">„Voll übel. Du?“</text:p>
      <text:p text:style-name="P2"/>
      <text:p text:style-name="P2">„Ja?“</text:p>
      <text:p text:style-name="P2"/>
      <text:p text:style-name="P2">„Ich dachte heute da nur ein Sex. Hab ein ganz mieses Gefühl deswegen.“</text:p>
      <text:p text:style-name="P2"/>
      <text:p text:style-name="P2">Matuschek lacht laut. „Ooh Mann“, sagt der dann. „Du bist schon ne Marke.“</text:p>
      <text:p text:style-name="P2"/>
      <text:p text:style-name="P2">„Was denn?“ fragt Thomal.</text:p>
      <text:p text:style-name="P2"/>
      <text:p text:style-name="P2">„Dass du das so offen raus haust. Gefällt mir. Aber du, bei mir war das zu Anfang keinen Deut anders beim Meditieren.“</text:p>
      <text:p text:style-name="P2"/>
      <text:p text:style-name="P2">„Puuh. Ok. Und was hat es jetzt mit dem Spiel auf sich? Komm lass raus.“</text:p>
      <text:p text:style-name="P2"/>
      <text:p text:style-name="P2">„Nix da. Das muss dir Antonia sagen. Da überschreite ich ansonsten eindeutig meine Kompetenzen. <text:soft-page-break/>Sorry.“</text:p>
      <text:p text:style-name="P2"/>
      <text:p text:style-name="P2">„Mist. Also Matuschek, bis dann!“</text:p>
      <text:p text:style-name="P2"/>
      <text:p text:style-name="P2">„Jo. Tschüß.“</text:p>
      <text:p text:style-name="P2"/>
      <text:p text:style-name="P2">Thomal geht also zuerst auf sein Zimmer und danach in den Baderaum. Dort ist viel Betrieb, im großen Becken scheint etwas im Gange zu sein. Nachdem Thomal sich ausgezogen hat, schlendert er verlegen in Richtung der Duschen. Jetzt spürt er erneut, dass sein Kopf etwas schmerzt. Er riskiert heimlich einen Blick in das Becken und sieht wie ein Gruppe darin steht. Es sieht so aus und hört sich so an, als würden sie ein Wortspiel spielen. Es fängt immer einer mit einem Wort an, das Thomal kaum versteht und der nächste führt den Satz fort. Das geht rasend schnell. Und überraschenderweise tauchen immer wieder ein paar Personen unter. Als er genauer hinsieht, erkennt er Maria, die in der Gruppe mit arbeitet. Verschämt betrachtet er sie genauer. Sie scheint das zu spüren und erwidert kurz darauf seinen Blick. Sie winkt ihm zu. Thomal wird rot und winkt zurück. Er geht unter die Dusche und nimmt die <text:s/>Verbände ab. Der Ellbogen sieht noch frisch angeschlagen aus. Sein Kopf dürfte nicht anders sein. Er duscht sich vorsichtig ab und bedient sich am Duschgel. Draufhin huscht er aus der Badehalle. Er hat Angst, dass er erneut blutet und Maria es sehen könnte. Als er angezogen ist, macht er sich auf den Weg zu Doktor Führmann. Er klopft an, doch es öffnet niemand. Thomal wartet ein paar Sekunden und versucht es erneut. Wiederum passiert nichts. Er will schon abdrehen und auf sein Zimmer gehen, als sich die Tür nebenan, also dem Schwesternzimmer öffnet. Es ist Gisela, ein etwas dicklicherer Frau um die fünfzig. Sie blickt Thomal an.</text:p>
      <text:p text:style-name="P2"/>
      <text:p text:style-name="P2">„Ich... ist Doktor Führmann nicht da?“, fragt er.</text:p>
      <text:p text:style-name="P2">„Nein, er ist gerade auf Visite. Du bist doch der mit dem angeschlagenen Kopf. Wo ist denn der Verband?“</text:p>
      <text:p text:style-name="P2"/>
      <text:p text:style-name="P2">„Der war nass, ich habe heute Sport getrieben. Ist im Müll gelandet.“</text:p>
      <text:p text:style-name="P2"/>
      <text:p text:style-name="P2">„Dann komm rein, ich verbinde dich nochmal.“</text:p>
      <text:p text:style-name="P2"/>
      <text:p text:style-name="P2">Thomal folgt der Einladung in Giselas Zimmer. Im Raum sind viele Blumen. Ein Schreibtisch mit Rechner ist zu sehen. Auch ein neuerer Drucker. Alles sieht ordentlich aus. Viel ordentlicher als im Behandlungszimmer. Im Raum ist auch eine Liege. Thomal blickt durch das Fenster nach draußen auf den schönen Herbsttag. Gisela zeigt auf die Liege. Thomal setzt sich hin und lässt sich verbinden. Alles passiert schweigsam. Thomal blickt sich auch in diesem Zimmer genauer um. An einer Wand sieht er Zeichnungen, die aussehen wie das Porträt in Führmanns Raum. Verschiedene Menschen sind abgebildet, jung und alt. Was ihnen gemein ist, ist die Tatsache, dass man die Gesichter gerne betrachtet. Gisela arbeitet sehr gefühlvoll und schnell.</text:p>
      <text:p text:style-name="P2"/>
      <text:p text:style-name="P2">„So, fertig“, sagt sie. </text:p>
      <text:p text:style-name="P2"/>
      <text:p text:style-name="P2">„Vielen Dank“, antwortet Thomal. </text:p>
      <text:p text:style-name="P2"/>
      <text:p text:style-name="P2">„Hier ist übrigens tagsüber immer besetzt und falls nicht, hängt ein Schild an meiner Tür. Also, Thomal, machs gut.“</text:p>
      <text:p text:style-name="P2"/>
      <text:p text:style-name="P2">„Auf Wiedersehen“, antwortet er. </text:p>
      <text:p text:style-name="P2"/>
      <text:p text:style-name="P2">Er verlässt den Behandlungsraum und geht auf sein Zimmer. Vielleicht sind noch ein paar Minuten bis zum Abendessen, denkt er. Mal das Handy checken, wer sich in der Zwischenzeit gemeldet hat.</text:p>
      <text:p text:style-name="P2"><text:soft-page-break/></text:p>
      <text:p text:style-name="P2">Thomal legt sich auf sein Bett und packt sein Smartphone aus der Tasche. Zum ersten mal, seit er hier ist. Er klickt sich auf Facebook ein und liest nach, was die Freunde gepostet haben. Andreas war auf einem Konzert und hat Bilder geschickt, Marlen ist immer noch in Holland und gepostet, wie toll es dort ist. Danach startet er wie üblich sein Backgammon-Spiel. Er spielt zwei Partien und ist plötzlich angeödet. Sonst kann er es stundenlang spielen und die Zeit totschlagen. Er legt das Handy zur Seite und guckt an die Decke. Er muss an Antonia denken und an das komische Spiel. Gerne würde er wissen, wie andere da abschneiden. Aber auch das wird nach gewisser Zeit öde. Also verlässt Thomal das Zimmer und schlendert über den Flur. An einige Tischen sitzen Menschen, aber um diese Zeit meist alleine. Gegenüber sitzt ein älterer Mann an seinem Tisch und schreibt auf einen Block Papier. Thomal beobachtet ihn und setzt sich auch an sein Tischchen. Der Mann hält immer mal wieder inne und überlegt. Er blickt sich um und Thomal blickt zur Seite. 'Nicht dass er mitbekommt, dass ich ihn beobachte', der Gedanke ist umgesetzt, bevor Thomal ihn richtig wahr nimmt. Thomal blickt weiter den Flur entlang und bemerkt eine Frau mit lockigem oder buschigem Haar, ebenfalls etwas dicker, die ihn beobachtet. Als sich ihre Blick begegnen lächelt sie ihm zu und bittet ihn an ihren Tisch.</text:p>
      <text:p text:style-name="P2"/>
      <text:p text:style-name="P2">'Mist', denkt Thomal. 'Eigentlich habe ich jetzt keine richtige Lust'. Trotzdem erhebt er sich und läuft die paar Meter den Flur entlang, bis er bei der Frau angekommen ist. Die Sonne steht inzwischen tiefer und wirft ein schönes Licht in den Gang. Ein schöner Tag. Als er am Tisch angekommen ist stellt Thomal sich vor.</text:p>
      <text:p text:style-name="P2"/>
      <text:p text:style-name="P2">„Anke, hallo Thomal. Möchtest du dich setzen?“</text:p>
      <text:p text:style-name="P2"/>
      <text:p text:style-name="P2">„Ja“, antwortet unwahrheitsgemäß. „Aber ich muss bald wieder auf mein Zimmer, weil meine Schwester mich zum Abendessen abholt.“</text:p>
      <text:p text:style-name="P2"/>
      <text:p text:style-name="P2">„Ach, das bemerke ich schon. Ich kann dir bescheid geben. Habe schon gesehen, dass du neu hier bist.“</text:p>
      <text:p text:style-name="P2"/>
      <text:p text:style-name="P2">„Ich bin gestern angekommen. Sind sie... ich meine, bist du schon länger hier?“</text:p>
      <text:p text:style-name="P2"/>
      <text:p text:style-name="P2">„Nein. Seit fünf Tagen.“</text:p>
      <text:p text:style-name="P2"/>
      <text:p text:style-name="P2">Sie lacht unpassend. Und Thomal fühlt sich immer unwohler. 'Die ist nicht dick, denkt er, die ist fett.'</text:p>
      <text:p text:style-name="P2"/>
      <text:p text:style-name="P2">„Und?“, fragt Anke. „Findest du es auch so klasse hier? Die sind alle wahnsinnig nett. Endlich fühle <text:s/>ich mich mal wohl. Sonst ist es für mich auch nicht gerade immer toll. Aber so wie hier.... Das gibt’s gar nicht. Ein wahres Wunder.“</text:p>
      <text:p text:style-name="P2"/>
      <text:p text:style-name="P2">Thomal bemerkt, dass sie viel erzählen möchte. Sie drückt auf die Tube. 'Mist', denkt er. </text:p>
      <text:p text:style-name="P2"/>
      <text:p text:style-name="P2">„Ja, es ist sehr schön hier. Ich fühle mich auch richtig wohl.“</text:p>
      <text:p text:style-name="P2"/>
      <text:p text:style-name="P2">„Bestimmt bestimmt auch ein Psycho, wie? Das habe ich schon raus gekriegt, dass viele hier irgendwie Problem haben, in der Gesellschaft zurecht zu kommen. Wir Looser müssen eben zusammen halten.“</text:p>
      <text:p text:style-name="P2"/>
      <text:p text:style-name="P2">Nach diesem Satz streckt sie ihre dicke Hand nach seiner aus und drückt sie. Sie fühlt sich schweißig nass an. </text:p>
      <text:p text:style-name="P2"/>
      <text:p text:style-name="P2"><text:soft-page-break/>„Ach es ist schön, wenn man jemanden zum Reden hat, der auch neu ist. Bisher war ich meistens mit meinem Betreuer zugange. Ach der ist so liebt“, sie schlägt die Augen auf und zu. </text:p>
      <text:p text:style-name="P2"/>
      <text:p text:style-name="P2">„Hast du dein Zimmer schon etwas eingerichtet?“</text:p>
      <text:p text:style-name="P2"/>
      <text:p text:style-name="P2">„Kaum“, antwortet Thomal knapp. Er ahnt schon, was jetzt kommt. </text:p>
      <text:p text:style-name="P2"/>
      <text:p text:style-name="P2">„Ach komm, ich zeig dir mal mein Zimmer. Hopp, hopp!“, sagt sie und lacht wieder komisch.</text:p>
      <text:p text:style-name="P2"/>
      <text:p text:style-name="P2">„Oder hast du keine Lust?“</text:p>
      <text:p text:style-name="P2"/>
      <text:p text:style-name="P2">„Doch klar!“, sagt er. 'Warum zum Teufel tue ich sowas', denkt er.</text:p>
      <text:p text:style-name="P2"/>
      <text:p text:style-name="P2">Sie packt ihn wieder bei der Hand und führt ihn in ihr Zimmer. An der Wand hängen Bilder. Voll bemalt nur in Pink und Rosa. Eine Stoffkatze liegt auf dem Bett und vor dem Bett liegt ein kleines Fell, das merkwürdig aussieht. </text:p>
      <text:p text:style-name="P2"/>
      <text:p text:style-name="P2">„Komm, setzt dich“, sagt Anke.</text:p>
      <text:p text:style-name="P2"/>
      <text:p text:style-name="P2">Thomal guckt sich nochmal im Zimmer um. Der einzige Stuhl ist ähnlich wie bei ihm mit Klamotten überladen. Thomal geht zum Stuhl und da lacht Anke wieder.</text:p>
      <text:p text:style-name="P2"/>
      <text:p text:style-name="P2">„Ach, du Dummerchen“, sagt sie. „Nicht der Stuhl. Das Katzenfell unten, oder hast du etwa noch nie meditiert? Auf dem Fell geht es am besten. Warte, ich habe noch eins, dann können wir uns da hin setzen.“</text:p>
      <text:p text:style-name="P2"/>
      <text:p text:style-name="P2">Sie geht an ihren Schrank und zerrt ein weiteres Fell hervor, dass sie neben dem anderen auf dem Boden ausrollt. </text:p>
      <text:p text:style-name="P2"/>
      <text:p text:style-name="P2">„Komm' knie dich hin, oder hast du Angst vor Frauen?“, wieder das komische Lachen. Thomal guckt sich unbehaglich weiter um.</text:p>
      <text:p text:style-name="P2"/>
      <text:p text:style-name="P2">„Kannst du mich nicht leiden?“, fragt sie.</text:p>
      <text:p text:style-name="P2"/>
      <text:p text:style-name="P2">„Nein, nein“, <text:s/>sagt er und setzt sich auf das Fell. Er schlägt die Beine zu einem Schneidersitz zusammen. Anke tut das auch, steht aber kurz darauf wieder auf.</text:p>
      <text:p text:style-name="P2"/>
      <text:p text:style-name="P2">„Warte, ich habe was vergessen.“ Sie geht zurück zum Schrank, kramt darin herum und kommt mit einem Teller und einem Räucherhütchen sowie einem Feuerzeug zurück.</text:p>
      <text:p text:style-name="P2"/>
      <text:p text:style-name="P2">„Ein paar Extra-Einheiten können nicht schaden“, sagt sie und lässt sich dann schwerfällig auf dem Fell nieder. Sie furzt dabei und kichert. Sie hält sich die Hand vor den Mund und es stinkt eklig. </text:p>
      <text:p text:style-name="P2"/>
      <text:p text:style-name="P2">„Huch, ein kleiner Pups“, sagt sie. Dann schüttelt sie sich zurecht rutscht auf dem Fall nach vorne und entzündet mit dem Feuerzug das Räucherhütchen. Sofort ziehen Qualmwolken durchs Zimmer.</text:p>
      <text:p text:style-name="P2"/>
      <text:p text:style-name="P2">„Sag mal“, fragt Thomal. „Darf man das?“</text:p>
      <text:p text:style-name="P2"/>
      <text:p text:style-name="P2">„Warum denn nicht? Bisher hat sich noch niemand beklagt.“</text:p>
      <text:p text:style-name="P2"/>
      <text:p text:style-name="P2">'Das Räucherhütchen riecht komisch', denkt Thomal. 'Genauso komisch wie diese Frau'.</text:p>
      <text:p text:style-name="P2"/>
      <text:p text:style-name="P2"><text:soft-page-break/>„Ich mag dich, Thomal“, sagt sie. „Du bist ein sehr netter Mensch, sowas kann ich riechen.“</text:p>
      <text:p text:style-name="P2"/>
      <text:p text:style-name="P2">Sie blickt ihn erwartungsvoll an, aber Thomal antwortet nicht. Nach der kurzen Pause meint sie:</text:p>
      <text:p text:style-name="P2"/>
      <text:p text:style-name="P2">„Lust auf eine Fantasiereise? Ich habe welche dabei!“</text:p>
      <text:p text:style-name="P2"/>
      <text:p text:style-name="P2">„Fantasiereise?“, fragt Thomal. „Was ist das?“</text:p>
      <text:p text:style-name="P2"/>
      <text:p text:style-name="P2">„Was!“, ruft sie laut und gespielt empört. „Du kennst das nicht! Das kennt doch jedes Baby! Warte, am besten wir machen es mal, das ist besser als erklären“. </text:p>
      <text:p text:style-name="P2">Anke erhebt sich wieder ächzend und geht zurück zum Schrank. Sie kramt erneut dahin herum und kommt mit ein paar Blättern Papier zurück. </text:p>
      <text:p text:style-name="P2"/>
      <text:p text:style-name="P2">„Los, mach die Augen zu“, sagt sie. Thomal macht die scheinbar zu. Er sieht wie Anke ihn beobachtet und sich freut. Danach legt sie die Blätter beiseite. Sie raschelt damit, aber es steht nichts darauf.</text:p>
      <text:p text:style-name="P2"/>
      <text:p text:style-name="P2">„Gut, dann lese ich jetzt vor. Ist nicht von mir, die Reise, sondern von einem sehr, sehr bekannten Autor!“</text:p>
      <text:p text:style-name="P2"/>
      <text:p text:style-name="P2">'Na prima', denkt Thomal.</text:p>
      <text:p text:style-name="P2"/>
      <text:p text:style-name="P2">„Also“, hebt sie an. „Stell dir vor, du gehst an einem schönen sonnigen Tag im Wald spazieren. Es ist heiß. Die Insekten brummen um dich herum. Es surrt und lebt. Vögel zwitschern in den Bäumen.“</text:p>
      <text:p text:style-name="P2"/>
      <text:p text:style-name="P2">„Mhhm, ja“, sagt Thomal.</text:p>
      <text:p text:style-name="P2"/>
      <text:p text:style-name="P2">„Gut. Du läufst also so umher auf der Suche nach einem Abenteuer. Oder besser gesagt, du bist schon darin, denn du befindest dich auf Wanderschaft. Du bist seit einige Tagen unterwegs, bist durch Dörfer gekommen, hast im Heu übernachtet usw. Also. Und nun musst du durch diesen Wald. Dein Bündel hängt an einem Stock über deiner Schulter. Es ist etwas Brot darin und eine Flasche Milch. Bist du noch dabei?“</text:p>
      <text:p text:style-name="P2"/>
      <text:p text:style-name="P2">„Ja, bin ich!“, antwortet Thomal. </text:p>
      <text:p text:style-name="P2"/>
      <text:p text:style-name="P2">„Schön. Also du läufst und läufst, aber der Wald will keine Ende nehmen, so setzt du dich irgendwann erschöpft an einen Baum. Dein schmerzender Rücken lehnt an dem Stamm und du packst deine Ration aus. Voll Heißhunger schlingst du alles herunter, ehe dir bewusst wird, dass du vielleicht etwas zurückhalten hättest müssen. Danach wirst du ganz arg müde. In deinem Kopf schwirren Bilder der Wanderung herum und von davor. Du schläfst wohlig warm ein. Doch kaum bist du eingeschlafen, wirst du geweckt.“</text:p>
      <text:p text:style-name="P2"/>
      <text:p text:style-name="P2">Anke knallt mit dem Feuerzeug in der Hand mehrfach auf den Boden. Thomal fährt zusammen.</text:p>
      <text:p text:style-name="P2"/>
      <text:p text:style-name="P2">„Irgendetwas stampft in deiner Nähe. Du horchst auf. Und da brüllt jemand mit lauter Stimme: 'Ich bin Brummi, der Saftbär! Und bei mir sind meine Freunde Schnuppsi und Tuppsi. Meine Lieblingskatzen. Und dann ist da noch Oinki, mein Schweinchen. Wir suchen Freunde hier im Wald!“</text:p>
      <text:p text:style-name="P2"/>
      <text:p text:style-name="P2">'Ach du heilige Scheiße!', denkt Thomal.</text:p>
      <text:p text:style-name="P2"/>
      <text:p text:style-name="P2"><text:soft-page-break/>„Wer möchte unser Freund sein! Rufen sie. Jetzt musst du laut sagen: ich!“</text:p>
      <text:p text:style-name="P2"/>
      <text:p text:style-name="P2">„Ich!“, sagt Thomal leise.</text:p>
      <text:p text:style-name="P2"/>
      <text:p text:style-name="P2">„Lauter!“, sagt Anke.</text:p>
      <text:p text:style-name="P2"/>
      <text:p text:style-name="P2">„Ich“, sagt Thomal etwas lauter.</text:p>
      <text:p text:style-name="P2"/>
      <text:p text:style-name="P2">„Das geht bestimmt noch besser!“, Anke zwickt Thomal in die Seite. Der fährt erneut hoch.</text:p>
      <text:p text:style-name="P2"/>
      <text:p text:style-name="P2">„Jetzt reichts aber!“, sagt er.</text:p>
      <text:p text:style-name="P2"/>
      <text:p text:style-name="P2">„Uiuiui. Der Herr ist ein Memmchen!“, sagt sie.</text:p>
      <text:p text:style-name="P2"/>
      <text:p text:style-name="P2">„Was ist das denn für eine komische Fantasiereise! Mit Schweinen im Wald.“</text:p>
      <text:p text:style-name="P2"/>
      <text:p text:style-name="P2">„Das ist es eben, Fantasie. Du hast also keine...“, Anke seufzt.</text:p>
      <text:p text:style-name="P2"/>
      <text:p text:style-name="P2">Thomal will jetzt schnell hier raus.</text:p>
      <text:p text:style-name="P2"/>
      <text:p text:style-name="P2">„Aber ansonsten war die Geschichte toll!“, lobt er. „Wer ist denn der Autor?“</text:p>
      <text:p text:style-name="P2"/>
      <text:p text:style-name="P2">„Ich bin es“, sagt Anke und wird rot.</text:p>
      <text:p text:style-name="P2"/>
      <text:p text:style-name="P2">„Wahnsinn“, sagt Thomal. „Ich muss los, wir können das ja nochmal machen“, meint er.</text:p>
      <text:p text:style-name="P2">'Was rede ich da eigentlich', denkt er.</text:p>
      <text:p text:style-name="P2"/>
      <text:p text:style-name="P2">„Prima“, sagt Anke. „Freunde?“, sie streckt ihm die dicke Hand entgegen.</text:p>
      <text:p text:style-name="P2"/>
      <text:p text:style-name="P2">„Freunde“, sagt Thomal.</text:p>
      <text:p text:style-name="P2"/>
      <text:p text:style-name="P2">Dann verlässt er schnell Ankes Zimmer, nicht ohne das Gefühl, einen verhängnisvollen Fehler begangen zu haben.</text:p>
      <text:p text:style-name="P2"/>
      <text:p text:style-name="P2">Während des Essens mit Antonia ist Thomal zunächst ruhig. Er verspürt eine Wut auf sie, doch fragt nicht gleich nach. Er wartet bis der Moment kommt und das halt ihn in Spannung. Antonia isst Salat und schweigt ebenfalls. Als sie essen, kommt Anke mit ihrem Partner an einen Tisch weiter hinten. Sie sieht Thomal sofort und winkt ihm heftig zu. Thomal winkt verhalten zurück. Danach stupst Anke ihren Partner an, erzählt etwas und zeigt auf Thomal. Jetzt blickt ein gesetzter Mann zu Thomal und winkt ebenfalls. Er grüßt wieder. Antonia dreht sich um und winkt dem Mann auch zu. </text:p>
      <text:p text:style-name="P2"/>
      <text:p text:style-name="P2">„Das ist Peter. Hast du ihn schon kennen gelernt?“</text:p>
      <text:p text:style-name="P2">„Nein. Aber Anke, seine Patientin.“</text:p>
      <text:p text:style-name="P2">„Aha“. Antonia blickt sich nochmal um, dieses mal winkt ihr Anke freudig zu. Antonia lächelt und winkt gut gelaunt zurück. </text:p>
      <text:p text:style-name="P2">„Dann hast du also Anke kennen gelernt. Toll, dass du so schnell Kontakte schließt.“</text:p>
      <text:p text:style-name="P2">„Na ja.“, Thomal rührt in seinem Teller herum. </text:p>
      <text:p text:style-name="P2">„Was war das eigentlich heute mit dem Ballspiel!“, fragt er nach ein paar Minuten nach. </text:p>
      <text:p text:style-name="P2">„Wieso?“, antwortet Antonia. „Es war ein ganz normales Spiel.“</text:p>
      <text:p text:style-name="P2">„Ich habe mich mit anderen Patienten unterhalten. Die haben gesagt, dass es nicht so funktioniert. Was hast du da gemacht?“</text:p>
      <text:p text:style-name="P2">„Es funktioniert so, wie man es definiert“, gibt Antonia zurück. </text:p>
      <text:p text:style-name="P2"><text:soft-page-break/>„Man kann doch ein Spiel festlegen. Beim Fußball müssen bspw. nicht immer elf gegen elf spielen. Es wäre denkbar, dass man den Platz verkleinert, das Tor. Oder das man die Tore in der Mitte des Spielfeldes aufstellt. Einzige Voraussetzung ist, dass sich die teilnehmenden Parteien darauf einigen, oder nicht?“</text:p>
      <text:p text:style-name="P2"/>
      <text:p text:style-name="P2">Thomal nickt. „Das ist richtig. Aber wenn es so ist, wie du sagst, dann war ich der einzige, der das so bisher gespielt hat, oder nicht?“</text:p>
      <text:p text:style-name="P2"/>
      <text:p text:style-name="P2">„Na, fast. Ich mache das mit vielen von meinen Schülern so oder ähnlich.“</text:p>
      <text:p text:style-name="P2"/>
      <text:p text:style-name="P2">„Dann war ich also von denen der Schlechteste?“</text:p>
      <text:p text:style-name="P2"/>
      <text:p text:style-name="P2">„Ist das denn so wichtig für dich?“</text:p>
      <text:p text:style-name="P2"/>
      <text:p text:style-name="P2">„Ja, irgendwie ist es wichtig. Also ist es nun so oder nicht?“</text:p>
      <text:p text:style-name="P2"/>
      <text:p text:style-name="P2">„Ich sage es mal so: auf die Art, wie du gespielt hast, ist es frustrierend, nicht wahr. Aber hat es dir denn Spaß gemacht?“</text:p>
      <text:p text:style-name="P2"/>
      <text:p text:style-name="P2">„Am Anfang hat es mir Spaß gemacht, aber dann waren es viel zu viele Bälle, es war die totale Konfusion.“</text:p>
      <text:p text:style-name="P2"/>
      <text:p text:style-name="P2">„Was könnte man denn tun, damit es mehr Spaß macht?“</text:p>
      <text:p text:style-name="P2"/>
      <text:p text:style-name="P2">Thomal überlegt.</text:p>
      <text:p text:style-name="P2"/>
      <text:p text:style-name="P2">„Man könnte die Regeln ändern. Oder die Ballmaschine so anpassen, dass ich damit zurecht komme. Also so, bis der Punkt erreicht ist, wo ich an meiner Leistungsgrenze angelangt bin und noch eine wirkliche Chance habe.“</text:p>
      <text:p text:style-name="P2"/>
      <text:p text:style-name="P2">„Stimmt das könnte man machen. Wollen wir das mal so ausprobieren?“</text:p>
      <text:p text:style-name="P2"/>
      <text:p text:style-name="P2">„Von mir aus gerne. Dann wäre es ein faires Spiel.“</text:p>
      <text:p text:style-name="P2"/>
      <text:p text:style-name="P2">„In Ordnung, Thomal“, Antonia lächelt ihn offen an.</text:p>
      <text:p text:style-name="P2"/>
      <text:p text:style-name="P2">„Aber jetzt mache ich dir einen anderen Vorschlag. Heute Abend hält Peter einen Vortrag im kleinen Auditorium. Das ist immer sehr spannend. Ich gehe hin, möchtest du mich begleiten?“</text:p>
      <text:p text:style-name="P2"/>
      <text:p text:style-name="P2">„Um was geht es?“, fragt Thomal.</text:p>
      <text:p text:style-name="P2"/>
      <text:p text:style-name="P2">„Das weiß ich noch nicht. Peter macht das immer sehr spontan. Am besten ist es, man hört es sich einmal an.“</text:p>
      <text:p text:style-name="P2"/>
      <text:p text:style-name="P2">„Gut“, meint Thomal. „Aber ich hätte noch eine Frage. Ich habe mich heute mit Matuschek unterhalten, und da kam folgendes Thema auf: es ist ja so, dass die Krankenkassen schon sehr viel Beträge begleichen müssen und vieles mehr. Wie ist es möglich, dass hier jeder der neu ankommt immer einen einzigen Therapeuten hat? Wer kann so etwas bezahlen?“</text:p>
      <text:p text:style-name="P2"/>
      <text:p text:style-name="P2">„Ein berechtigte Frage“, antwortet Antonia. „Wir werden nicht über die Krankenkassen finanziert.“</text:p>
      <text:p text:style-name="P2"/>
      <text:p text:style-name="P2">„Nicht? Wie denn dann? Ich meine, wer ist so verrückt, Geld auszugeben für Menschen, die <text:soft-page-break/>psychisch erkrankt sind?“</text:p>
      <text:p text:style-name="P2"/>
      <text:p text:style-name="P2">„Das wirst du noch früh genug erfahren. Aha sieh mal! Da kommt Anke!“</text:p>
      <text:p text:style-name="P2"/>
      <text:p text:style-name="P2">Anke kommt dieses mal aus der anderen Richtung, so dass Thomal mit dem Rücken zu ihr sitzt und sie nicht sieht. </text:p>
      <text:p text:style-name="P2"/>
      <text:p text:style-name="P2">„Wo?“, fragt er in Habachtstellung. Doch da ist Anke schon am Tisch. Sie stütz sich an der Kante ab, und lehnt sich zu Thomal. </text:p>
      <text:p text:style-name="P2"/>
      <text:p text:style-name="P2">„Kommst du nachher auch zu Peters Vortrag? Peter ist mein Betreuer“, sagt sie stolz.</text:p>
      <text:p text:style-name="P2"/>
      <text:p text:style-name="P2">„Ja“, antwortet Antonia. „Nicht wahr, Thomal?“</text:p>
      <text:p text:style-name="P2"/>
      <text:p text:style-name="P2">„Ja, wir kommen auch“, sagt er.</text:p>
      <text:p text:style-name="P2"/>
      <text:p text:style-name="P2">„Dann können wir ja nebeneinander sitzen“, meint sie und blickt Thomal an.</text:p>
      <text:p text:style-name="P2"/>
      <text:p text:style-name="P2">„Ja“, sagt er. „Aber es kommen auch noch Freunde von mir mit.“</text:p>
      <text:p text:style-name="P2"/>
      <text:p text:style-name="P2">„Toll“, antwortet Anke. „Dann sind wir eine richtige Gruppe. Also bis gleich dann.“</text:p>
      <text:p text:style-name="P2"/>
      <text:p text:style-name="P2">Anke freut sich richtig und geht wieder nach hinten an Tisch zu Peter.</text:p>
      <text:p text:style-name="P2"/>
      <text:p text:style-name="P2">„Was denn!“, sagt Antonia. „Du hast doch bisher nicht gewusst, dass ein Vortrag stattfindet. Welche Freunde kommen denn mit?“</text:p>
      <text:p text:style-name="P2"/>
      <text:p text:style-name="P2">„Matuschek und Frieder“, gibt Thomal zurück. </text:p>
      <text:p text:style-name="P2"/>
      <text:p text:style-name="P2"/>
      <text:p text:style-name="P2">Nach dem Abendessen beeilt sich Thomal. Er muss Matuschek suchen. Er will auf keinen Fall mit Anke und Antonia alleine beim Vortrag fest hängen. </text:p>
      <text:p text:style-name="P2"/>
      <text:p text:style-name="P2">Er findet ihn auf seinem Zimmer. Als die beiden rauchend auf der Terrasse stehen sagt Matuschek</text:p>
      <text:p text:style-name="P2"/>
      <text:p text:style-name="P2">„Nee, nee, Alter. Das hast du dir geschickt ausgedacht. Weil du nicht mit den Weibern alleine los willst, sollen wir mitkommen, oder was? Aber du hast Glück. Ich wollte mir sowieso den Vortrag anhören. Frieder auch. Also wir treffen uns dann.“</text:p>
      <text:p text:style-name="P2">Er drückt seine Zigarette aus. Thomal auch. Erleichtert schlendert er zurück auf sein Zimmer. </text:p>
      <text:p text:style-name="P2"/>
      <text:p text:style-name="P2">Der Vortragsraum ist ein etwas größeres Zimmer im ersten Stock. Die Wände sind weiß. Er wird doch Stehlampen angenehme beleuchtet. Stühle sind in drei Reihen, unterbrochen durch einen freien Mittelgang, angeordnet. Vorne, bei den Fenstern, steht Peter. Sein gewelltes Haar ist länger gehalten. Am Arm trägt er einen Reif. Er sieht ein bisschen aus wie ein Althippie. Dabei ist er sehr groß und kräftig. 'Schöne Haare hat der', denkt Thomal. Sein leicht schrägen Augen und die Hakennase verleihen seinen Zügen etwas Unkonventionelles. Neben ihm sitzen Antiona und Anke, neben Anke sitzt Frieder, dann kommt Matuschek. So ist eine seitliche Reihe voll belegt. Anke hat sich sehr gefreut und sich mit Frieder unterhalten. Interessanterweise hat Frieder anders reagiert als er selber. Er scheint Anke ganz gerne zu mögen. Vor dem Publikum, der Raum ist voll, reibt sich Peter die Hände. </text:p>
      <text:p text:style-name="P2"/>
      <text:p text:style-name="P2">„So“, sagt er. „Schön, dass ihr alle hier seid. Ich sehe viele bekannte Gesichter, aber auch ein paar <text:soft-page-break/>Neue.“</text:p>
      <text:p text:style-name="P2">Er blickt herum und sein Augen treffen auch Thomal. </text:p>
      <text:p text:style-name="P2">„Wie ihr wisst, warte ich immer auf die Ideen zu meinem Vortrag und heute dachte ich mir, dass wir uns gerne mal über Definitionen unterhalten und wie diese in unser Leben verwoben sind. Wie ihr wisst oder auch nicht...“</text:p>
      <text:p text:style-name="P2"/>
      <text:p text:style-name="P2">Dann muss er laut husten. Dabei wirft er den Kopf nach hinten und hält sich die Hand vor den Mund</text:p>
      <text:p text:style-name="P2"/>
      <text:p text:style-name="P2">„Wie ihr alle wisst, stelle ich gerne auch mal Fragen. Wenn ihr Lust habt, dann könnt ihr antworten. Aber: wenn ihr still mit denkt, ist das genauso schön.“</text:p>
      <text:p text:style-name="P2"/>
      <text:p text:style-name="P2">„So“, sagt er dann und reibt sich erneut die Hände. Dann greift er zum Wasserglas, das auf einem Stehtischchen neben ihm steht und nimmt sehr langsam einen Schluck Wasser.</text:p>
      <text:p text:style-name="P2">„Ich muss das machen, sonst fange ich immer an zu husten.“</text:p>
      <text:p text:style-name="P2">Er stellt das Wasserglas ab, räuspert sich und nimmt dann nochmal einen Schluck. Thomal scharrt etwas mit den Füßen, da flüstert Anke ihm ins Ohr.</text:p>
      <text:p text:style-name="P2">„Er hat immer schlimmen Husten, ganz schlimm“, sagt sie.</text:p>
      <text:p text:style-name="P2">Peter räuspert sich erneut und sagt dann:</text:p>
      <text:p text:style-name="P2"/>
      <text:p text:style-name="P2">„Wo, denkt ihr, spielen Definitionen ein große Rolle. Hat jemand eine Idee?“</text:p>
      <text:p text:style-name="P2">'Das ist ja wie in der Schule', denkt Thomal. Er blickt sich im Raum um, wie das so üblich ist. Man lässt den Blick über die sonstigen Zuhörer schweifen. 'Das ist immer ein komisches Gefühl', denkt er. 'Man taxiert sich so und will hören, wer schlau ist.'</text:p>
      <text:p text:style-name="P2">Ein junges Mädchen aus dem anderenn Flügel hebt den Arm.</text:p>
      <text:p text:style-name="P2">„In der Mathematik“, sagt sie.</text:p>
      <text:p text:style-name="P2">„Stimmt“, <text:s/>sagt Peter. „Und weißt du auch wofür sie stehen oder was sie bedeuten?“</text:p>
      <text:p text:style-name="P2">„Klar“, sagt das Mädchen. „Es sind Festsetzungen, also so etwas wie Bausteine, denke ich, mit denen man weiter arbeiten kann.“</text:p>
      <text:p text:style-name="P2">„Und wie entstehen die Definitionen?“, fragt Peter das Mädchen erneut.</text:p>
      <text:p text:style-name="P2">„Ich würde sagen, dass sie sich manchmal aus Ableitungen ergeben. Vielleicht aber auch klare Randbestimmungen sind, damit man ein Experiment oder so etwas durchführen kann.“</text:p>
      <text:p text:style-name="P2">„Ja, sehr gut. Jetzt würde ich euch gerne eine Frage stellen, die den Begriff mit Leben füllen soll. Wie könnte man ein Auto definieren.“</text:p>
      <text:p text:style-name="P2">„Das ist doch einfach“, ruft Matuschek. „Ein Auto ist ein Karosse mit Sitzgelegenheiten, vier Rädern und einem mechanischen Motor, der die Räder antreibt usw.“</text:p>
      <text:p text:style-name="P2">Frieder nickt zustimmend. Das Gemurmel der Zuhörer verrät, dass sie die Antwort für gut halten.</text:p>
      <text:p text:style-name="P2">Peter antwortet:</text:p>
      <text:p text:style-name="P2">„Ja. Man könnte jetzt in die Details gehen und sagen: es gibt auch Flugzeuge, die deiner Definition entsprechen, richtig?“</text:p>
      <text:p text:style-name="P2">Matuschek überlegt. Dann antwortet er: „Stimmt, also müsste ich ausschließen, dass das Auto Flügel hat.“</text:p>
      <text:p text:style-name="P2">Anke sagt: „Ja, oder schwimmen kann.“</text:p>
      <text:p text:style-name="P2">Gelächter geht durch das Zimmer. </text:p>
      <text:p text:style-name="P2">„Richtig, Anke!“, sagt Peter. „Also“, führt Peter fort, „ was könnte noch zum Auto gehören, also das, was es ausmacht.“</text:p>
      <text:p text:style-name="P2">Stille. Dann fasst sich Thomal ein Herz: „Wege oder Straßen!“, sagt er.</text:p>
      <text:p text:style-name="P2">„Verdammt richtig!“, sagt Peter. „Sowie die Luft zum Flugzeug und ein Flugplatz.“</text:p>
      <text:p text:style-name="P2">„Oder wie das Wasser zum Amphipien-Fahrzeug!“, sagt Frieder.</text:p>
      <text:p text:style-name="P2">„Ich habe auch eine Idee“, sagt Anke.</text:p>
      <text:p text:style-name="P2">„Ja, nur zu!“, sagt Peter.</text:p>
      <text:p text:style-name="P2">„Also wenn es Straßen gibt und das Auto zwischen die Straßen nützt, dann müssen zum Auto auch <text:soft-page-break/>die Menschen gehören oder Orte gehören, die mit dem Auto verbunden werden. Oder nicht?“</text:p>
      <text:p text:style-name="P2">Wieder ist Schweigen. „Das ist doch jetzt übertrieben“, sagt Matuschek.</text:p>
      <text:p text:style-name="P2">„Findest du?“, fragt Peter. </text:p>
      <text:p text:style-name="P2">Frieder sagt: „Ich glaube, dass Anke recht hat. Also das Auto wurde doch zu diesem Zweck erfunden!“</text:p>
      <text:p text:style-name="P2"/>
      <text:p text:style-name="P2">„Ahaaa“, ruft Peter. „Hört, hört! Willstll du damit sagen, dass die Idee des Autos schon zum Auto gehört und es definiert?“</text:p>
      <text:p text:style-name="P2"/>
      <text:p text:style-name="P2">„Ich glaube, dass es so ist“, sagt Frieder leise. </text:p>
      <text:p text:style-name="P2"/>
      <text:p text:style-name="P2">Da meldet sich wieder das Mädchen aus dem rechten Flügel zu Wort: „Also es stimmt. Wenn ich überlege, wie Computer gebaut wurden! Klar war die Idee ganz entscheident. Und ich glaube, dass sie maßgeblich die Definition eines Computers ausmacht.“</text:p>
      <text:p text:style-name="P2"/>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text:soft-page-break/>"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text:soft-page-break/>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text:soft-page-break/>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text:soft-page-break/>//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text:soft-page-break/>"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text:soft-page-break/>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text:soft-page-break/>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text:soft-page-break/>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text:soft-page-break/>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text:soft-page-break/>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text:soft-page-break/>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text:soft-page-break/>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text:soft-page-break/>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text:soft-page-break/>"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text:soft-page-break/>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29T16:43:54</dc:date>
    <dc:creator>Uwe Kirschenmann</dc:creator>
    <meta:editing-duration>P41DT19H32M27S</meta:editing-duration>
    <meta:editing-cycles>435</meta:editing-cycles>
    <meta:generator>OpenOffice/4.0.0$Unix OpenOffice.org_project/400m3$Build-9702</meta:generator>
    <meta:document-statistic meta:table-count="0" meta:image-count="0" meta:object-count="0" meta:page-count="71" meta:paragraph-count="1154" meta:word-count="34743" meta:character-count="211097"/>
  </office:meta>
</office:document-meta>
</file>